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3e9" officeooo:paragraph-rsid="0012c3e9"/>
    </style:style>
    <style:style style:name="P2" style:family="paragraph" style:parent-style-name="Standard">
      <style:text-properties fo:color="#c9211e" fo:font-size="14pt" fo:font-weight="bold" officeooo:rsid="0012c3e9" officeooo:paragraph-rsid="0012c3e9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9211e" fo:font-size="14pt" fo:font-weight="bold" officeooo:rsid="0012c3e9" officeooo:paragraph-rsid="0015a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2pt" fo:font-weight="bold" officeooo:rsid="002179db" officeooo:paragraph-rsid="002179db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fo:font-weight="normal" officeooo:rsid="0012c3e9" officeooo:paragraph-rsid="0015a5e2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19fbe6" officeooo:paragraph-rsid="001b3501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0.5pt" fo:font-weight="normal" officeooo:rsid="001d4e54" officeooo:paragraph-rsid="001d4e5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198in"/>
      <style:text-properties fo:color="#ffffff" style:font-name="Droid Sans Mono" fo:font-size="10.5pt" fo:font-weight="normal" fo:background-color="#0d0d1d"/>
    </style:style>
    <style:style style:name="P9" style:family="paragraph" style:parent-style-name="Standard">
      <style:text-properties fo:color="#ffffff" style:font-name="Droid Sans Mono" fo:font-size="10.5pt" fo:font-weight="normal" officeooo:rsid="0012c3e9" officeooo:paragraph-rsid="0015a5e2" fo:background-color="#0d0d1d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ffffff" style:font-name="Droid Sans Mono" fo:font-size="10.5pt" fo:font-weight="normal" officeooo:rsid="0019fbe6" officeooo:paragraph-rsid="001b3501" fo:background-color="#0d0d1d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ffffff" fo:font-size="10.5pt" fo:font-weight="normal" officeooo:rsid="0019fbe6" officeooo:paragraph-rsid="001b350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9fbe6" officeooo:paragraph-rsid="0012c3e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9fbe6" officeooo:paragraph-rsid="002f4b4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color="#ffffff" style:font-name="Droid Sans Mono" fo:font-size="10.5pt" fo:font-weight="normal" officeooo:rsid="0022d3f4" officeooo:paragraph-rsid="0022d3f4" fo:background-color="#0d0d1d"/>
    </style:style>
    <style:style style:name="P1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9fbe6" officeooo:paragraph-rsid="002179db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6b4ea" officeooo:paragraph-rsid="002979f1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f4b43" officeooo:paragraph-rsid="002f4b43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31bd3d" officeooo:paragraph-rsid="0031bd3d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31d684" officeooo:paragraph-rsid="0031d684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6b4ea" officeooo:paragraph-rsid="0026b4ea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979f1" officeooo:paragraph-rsid="002979f1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f4b43" officeooo:paragraph-rsid="002f4b43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31bd3d" officeooo:paragraph-rsid="0031bd3d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31d684" officeooo:paragraph-rsid="0031d684" style:font-size-asian="12pt" style:font-weight-asian="bold" style:font-size-complex="12pt" style:font-weight-complex="bold"/>
    </style:style>
    <style:style style:name="P25" style:family="paragraph" style:parent-style-name="Text_20_body">
      <style:text-properties fo:color="#000000" style:font-name="Arial" fo:font-size="12pt" fo:font-weight="bold" officeooo:paragraph-rsid="0026b4ea"/>
    </style:style>
    <style:style style:name="P26" style:family="paragraph" style:parent-style-name="Text_20_body">
      <style:text-properties officeooo:paragraph-rsid="00222245"/>
    </style:style>
    <style:style style:name="P27" style:family="paragraph" style:parent-style-name="Text_20_body">
      <style:text-properties fo:font-weight="normal" officeooo:rsid="0026b4ea" officeooo:paragraph-rsid="0026b4ea" style:font-weight-asian="normal" style:font-weight-complex="normal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9fbe6" officeooo:paragraph-rsid="0022d3f4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in" fo:margin-right="0in" fo:orphans="2" fo:widows="2" fo:text-indent="0in" style:auto-text-indent="false"/>
    </style:style>
    <style:style style:name="P30" style:family="paragraph" style:parent-style-name="Text_20_body">
      <style:paragraph-properties fo:margin-left="0in" fo:margin-right="0in" fo:orphans="2" fo:widows="2" fo:text-indent="0in" style:auto-text-indent="false"/>
      <style:text-properties officeooo:rsid="0022d3f4" officeooo:paragraph-rsid="0022d3f4"/>
    </style:style>
    <style:style style:name="P31" style:family="paragraph" style:parent-style-name="Text_20_body" style:list-style-name="L1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4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36" style:family="paragraph" style:parent-style-name="Text_20_body" style:list-style-name="L2">
      <style:paragraph-properties fo:margin-top="0.1043in" fo:margin-bottom="0.0972in" loext:contextual-spacing="false" fo:orphans="2" fo:widows="2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1" style:family="text">
      <style:text-properties officeooo:rsid="0012c3e9"/>
    </style:style>
    <style:style style:name="T2" style:family="text">
      <style:text-properties officeooo:rsid="001570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505a"/>
    </style:style>
    <style:style style:name="T5" style:family="text">
      <style:text-properties fo:color="#ffffff" style:font-name="Droid Sans Mono" fo:font-size="10.5pt" fo:font-weight="normal" fo:background-color="#0d0d1d" loext:char-shading-value="0"/>
    </style:style>
    <style:style style:name="T6" style:family="text">
      <style:text-properties fo:color="#95b1ec"/>
    </style:style>
    <style:style style:name="T7" style:family="text">
      <style:text-properties fo:color="#95b1ec" style:font-name="Droid Sans Mono" fo:background-color="#0d0d1d" loext:char-shading-value="0"/>
    </style:style>
    <style:style style:name="T8" style:family="text">
      <style:text-properties fo:color="#95b1ec" style:font-name="Droid Sans Mono" officeooo:rsid="0012c3e9" fo:background-color="#0d0d1d" loext:char-shading-value="0"/>
    </style:style>
    <style:style style:name="T9" style:family="text">
      <style:text-properties fo:color="#89ddff"/>
    </style:style>
    <style:style style:name="T10" style:family="text">
      <style:text-properties fo:color="#89ddff" style:font-name="Droid Sans Mono" fo:background-color="#0d0d1d" loext:char-shading-value="0"/>
    </style:style>
    <style:style style:name="T11" style:family="text">
      <style:text-properties fo:color="#89ddff" style:font-name="Droid Sans Mono" officeooo:rsid="0012c3e9" fo:background-color="#0d0d1d" loext:char-shading-value="0"/>
    </style:style>
    <style:style style:name="T12" style:family="text">
      <style:text-properties fo:color="#89ddff" style:font-name="Droid Sans Mono" fo:font-size="10.5pt" fo:font-weight="normal" fo:background-color="#0d0d1d" loext:char-shading-value="0"/>
    </style:style>
    <style:style style:name="T13" style:family="text">
      <style:text-properties fo:color="#000000"/>
    </style:style>
    <style:style style:name="T14" style:family="text">
      <style:text-properties fo:color="#000000" fo:font-size="12pt"/>
    </style:style>
    <style:style style:name="T15" style:family="text">
      <style:text-properties fo:color="#000000" fo:font-size="12pt" fo:font-weight="bold" officeooo:rsid="002179db" style:font-size-asian="12pt" style:font-weight-asian="bold" style:font-size-complex="12pt" style:font-weight-complex="bold"/>
    </style:style>
    <style:style style:name="T16" style:family="text">
      <style:text-properties fo:color="#000000" officeooo:rsid="001b3501"/>
    </style:style>
    <style:style style:name="T17" style:family="text">
      <style:text-properties style:font-name="Droid Sans Mono" fo:background-color="#0d0d1d" loext:char-shading-value="0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variant="normal" fo:text-transform="none" style:font-name="inherit" fo:font-size="12pt" fo:letter-spacing="normal" fo:font-style="normal" officeooo:rsid="0019fbe6"/>
    </style:style>
    <style:style style:name="T21" style:family="text"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Consolas" fo:font-size="12pt" fo:letter-spacing="normal" fo:font-style="normal" fo:font-weight="normal" officeooo:rsid="0019fbe6" style:font-size-asian="12pt" style:font-weight-asian="normal" style:font-size-complex="12pt" style:font-weight-complex="normal" loext:padding="0in" loext:border="none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bold" officeooo:rsid="0019fbe6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bold" officeooo:rsid="0026b4ea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9fbe6" style:text-blinking="false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9fbe6" style:text-blinking="false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89ddff" style:font-name="Arial" fo:font-size="12pt" fo:letter-spacing="normal" fo:font-style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c3e88d" style:font-name="Arial" fo:font-size="12pt" fo:letter-spacing="normal" fo:font-style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letter-spacing="normal" fo:font-style="normal" officeooo:rsid="0026b4ea" style:font-size-asian="12pt" style:font-weight-asian="bold" style:font-size-complex="12pt" style:font-weight-complex="bold"/>
    </style:style>
    <style:style style:name="T34" style:family="text">
      <style:text-properties fo:color="#c3e88d"/>
    </style:style>
    <style:style style:name="T35" style:family="text">
      <style:text-properties fo:color="#c3e88d" style:font-name="Droid Sans Mono" fo:font-size="10.5pt" fo:font-weight="normal" fo:background-color="#0d0d1d" loext:char-shading-value="0"/>
    </style:style>
    <style:style style:name="T36" style:family="text">
      <style:text-properties officeooo:rsid="003073b2"/>
    </style:style>
    <style:style style:name="T37" style:family="text">
      <style:text-properties officeooo:rsid="00339e1a"/>
    </style:style>
    <style:style style:name="T38" style:family="text">
      <style:text-properties officeooo:rsid="00367d99"/>
    </style:style>
    <text:list-style style:name="L1">
      <text:list-level-style-bullet text:level="1" text:style-name="Bullet_20_Symbols" style:num-suffix="." text:bullet-char="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t up a Django project</text:p>
      <text:p text:style-name="P12">1/ you should have python </text:p>
      <text:p text:style-name="P12">2/ vscode + terminal</text:p>
      <text:p text:style-name="P12"/>
      <text:p text:style-name="P12">3/ mkdir dj-bootcamp <text:s text:c="2"/>(make your directory)</text:p>
      <text:p text:style-name="P12">4/ cd dj-bootcamp <text:s/>(enter to your directory)</text:p>
      <text:p text:style-name="P12">5/ python3 -m venv . (create a virtual env in this directory)</text:p>
      <text:p text:style-name="P12">6/ source bin/activate (activate the virtual env)</text:p>
      <text:p text:style-name="P12">7/ pip install django (install <text:span text:style-name="T38">Django</text:span> from the CLI)</text:p>
      <text:p text:style-name="P12">8/ django-admin stratproject dj_bootcamp . <text:s/>(start our project)</text:p>
      <text:p text:style-name="P12"/>
      <text:p text:style-name="P1"/>
      <text:p text:style-name="P3"><text:span text:style-name="T4">I</text:span>nside settings.py file</text:p>
      <text:p text:style-name="P5"><text:span text:style-name="T3">BASE_DIR</text:span> is the absolute path to the directory where <text:span text:style-name="T3">manage.py</text:span> lives</text:p>
      <text:p text:style-name="P5"/>
      <text:p text:style-name="P9">BASE_DIR = <text:span text:style-name="T6">Path</text:span><text:span text:style-name="T9">(</text:span><text:span text:style-name="T6">__file__</text:span><text:span text:style-name="T9">).</text:span><text:span text:style-name="T6">resolve</text:span><text:span text:style-name="T9">().</text:span>parent<text:span text:style-name="T9">.</text:span>parent</text:p>
      <text:p text:style-name="P5"/>
      <text:p text:style-name="P11"><text:span text:style-name="T7">Path</text:span><text:span text:style-name="T10">(</text:span><text:span text:style-name="T7">__file__</text:span><text:span text:style-name="T10">).</text:span><text:span text:style-name="T8">resolve</text:span><text:span text:style-name="T11">().</text:span><text:span text:style-name="T14"> <text:s/>:gives us the absolute path of settings.py file</text:span></text:p>
      <text:p text:style-name="P11"><text:span text:style-name="T7">Path</text:span><text:span text:style-name="T10">(</text:span><text:span text:style-name="T7">__file__</text:span><text:span text:style-name="T10">).</text:span><text:span text:style-name="T7">resolve</text:span><text:span text:style-name="T10">().</text:span><text:span text:style-name="T17">parent</text:span><text:span text:style-name="T13"> <text:s/></text:span><text:span text:style-name="T14">:gives us the path to the parent folder of this file</text:span></text:p>
      <text:p text:style-name="P11"><text:span text:style-name="T7">Path</text:span><text:span text:style-name="T10">(</text:span><text:span text:style-name="T7">__file__</text:span><text:span text:style-name="T10">).</text:span><text:span text:style-name="T7">resolve</text:span><text:span text:style-name="T10">().</text:span><text:span text:style-name="T17">parent</text:span><text:span text:style-name="T10">.</text:span><text:span text:style-name="T17">parent</text:span> <text:s/><text:span text:style-name="T14">:gives us the parent folder of the current folder =&gt; THE FOLDER OF OUR PROJECT</text:span></text:p>
      <text:p text:style-name="P6"/>
      <text:p text:style-name="P13">Note: you can join path with : <text:s text:c="2"/>BASEDIR / ‘File or folder name’</text:p>
      <text:p text:style-name="P10"/>
      <text:p text:style-name="P7"><text:span text:style-name="T18">SECRET_KEY</text:span> <text:s text:c="2"/><text:span text:style-name="T20">The secret key is used for:</text:span></text:p>
      <text:list xml:id="list421532696" text:style-name="L1">
        <text:list-item>
          <text:p text:style-name="P33"><text:span text:style-name="T21">All sessions if you are using any other session backend than </text:span><text:span text:style-name="Strong_20_Emphasis"><text:span text:style-name="Source_20_Text"><text:span text:style-name="T22">django.contrib.sessions.backends.cache</text:span></text:span></text:span><text:span text:style-name="T21">, or are using the default </text:span><text:span text:style-name="Strong_20_Emphasis"><text:span text:style-name="Source_20_Text"><text:span text:style-name="T22">get_session_auth_hash()</text:span></text:span></text:span><text:span text:style-name="T21">.</text:span></text:p>
        </text:list-item>
        <text:list-item>
          <text:p text:style-name="P33"><text:span text:style-name="T21">All messages if you are using </text:span><text:span text:style-name="Strong_20_Emphasis"><text:span text:style-name="Source_20_Text"><text:span text:style-name="T22">CookieStorage </text:span></text:span></text:span><text:span text:style-name="T21">or </text:span><text:span text:style-name="Strong_20_Emphasis"><text:span text:style-name="Source_20_Text"><text:span text:style-name="T22">FallbackStorage</text:span></text:span></text:span><text:span text:style-name="T21">.</text:span></text:p>
        </text:list-item>
        <text:list-item>
          <text:p text:style-name="P31">All PasswordResetView tokens.</text:p>
        </text:list-item>
        <text:list-item>
          <text:p text:style-name="P34">Any usage of cryptographic signing, unless a different key is provided.</text:p>
        </text:list-item>
      </text:list>
      <text:p text:style-name="P35"/>
      <text:p text:style-name="P35">If you rotate your secret key, all of the above will be invalidated. Secret keys are not used for passwords of users and key rotation will not affect them.</text:p>
      <text:p text:style-name="P6"/>
      <text:p text:style-name="P6"/>
      <text:p text:style-name="P4">DEBUG = True</text:p>
      <text:p text:style-name="P15">Never deploy a site into production with DEBUG turned on.</text:p>
      <text:p text:style-name="P32">One of the main features of debug mode is the display of detailed error pages. If your app raises an exception when DEBUG is True, Django will display a detailed traceback, including a lot of metadata about your environment, such as all the currently defined Django settings (from settings.py)."</text:p>
      <text:p text:style-name="P32">Basically, it's a gaping security hole.</text:p>
      <text:p text:style-name="P26"><text:soft-page-break/><text:line-break/></text:p>
      <text:p text:style-name="P26"><text:span text:style-name="T15">ALLOWED_HOSTS = [ ]</text:span></text:p>
      <text:p text:style-name="P29"><text:span text:style-name="T24">A list of strings representing the host/domain names that this Django site can serve. This is a security measure to prevent </text:span><text:a xlink:type="simple" xlink:href="https://docs.djangoproject.com/en/3.1/topics/security/#host-headers-virtual-hosting" text:style-name="Internet_20_link" text:visited-style-name="Visited_20_Internet_20_Link"><text:span text:style-name="T30">HTTP</text:span></text:a><text:a xlink:type="simple" xlink:href="https://docs.djangoproject.com/en/3.1/topics/security/#host-headers-virtual-hosting" text:style-name="Internet_20_link" text:visited-style-name="Visited_20_Internet_20_Link"><text:span text:style-name="T29"> </text:span></text:a><text:a xlink:type="simple" xlink:href="https://docs.djangoproject.com/en/3.1/topics/security/#host-headers-virtual-hosting" text:style-name="Internet_20_link" text:visited-style-name="Visited_20_Internet_20_Link"><text:span text:style-name="T30">Host</text:span></text:a><text:a xlink:type="simple" xlink:href="https://docs.djangoproject.com/en/3.1/topics/security/#host-headers-virtual-hosting" text:style-name="Internet_20_link" text:visited-style-name="Visited_20_Internet_20_Link"><text:span text:style-name="T29"> </text:span></text:a><text:a xlink:type="simple" xlink:href="https://docs.djangoproject.com/en/3.1/topics/security/#host-headers-virtual-hosting" text:style-name="Internet_20_link" text:visited-style-name="Visited_20_Internet_20_Link"><text:span text:style-name="T30">header</text:span></text:a><text:a xlink:type="simple" xlink:href="https://docs.djangoproject.com/en/3.1/topics/security/#host-headers-virtual-hosting" text:style-name="Internet_20_link" text:visited-style-name="Visited_20_Internet_20_Link"><text:span text:style-name="T29"> </text:span></text:a><text:a xlink:type="simple" xlink:href="https://docs.djangoproject.com/en/3.1/topics/security/#host-headers-virtual-hosting" text:style-name="Internet_20_link" text:visited-style-name="Visited_20_Internet_20_Link"><text:span text:style-name="T30">attacks</text:span></text:a><text:span text:style-name="T24">, which are possible even under many seemingly-safe web server configurations.</text:span></text:p>
      <text:p text:style-name="P29"><text:span text:style-name="T24"/></text:p>
      <text:p text:style-name="P29"><text:span text:style-name="T24">If </text:span><text:span text:style-name="Source_20_Text"><text:span text:style-name="T24">ALLOWED_HOSTS </text:span></text:span><text:span text:style-name="T24">is empty and </text:span><text:span text:style-name="Source_20_Text"><text:span text:style-name="T24">DEBUG=True</text:span></text:span><text:span text:style-name="T24">, subdomains of localhost were allowed.</text:span></text:p>
      <text:p text:style-name="P29"><text:span text:style-name="T24"/></text:p>
      <text:p text:style-name="P29"><text:span text:style-name="T24"/></text:p>
      <text:p text:style-name="P30"><text:span text:style-name="T26">I</text:span><text:span text:style-name="T25">NSTALLED_APPS </text:span><text:span text:style-name="T23">= [</text:span></text:p>
      <text:p text:style-name="P14"><text:span text:style-name="T31">'</text:span><text:span text:style-name="T32">django.contrib.admin</text:span><text:span text:style-name="T31">',</text:span></text:p>
      <text:p text:style-name="P8"><text:span text:style-name="T9">'</text:span><text:span text:style-name="T34">django.contrib.auth</text:span><text:span text:style-name="T9">',</text:span></text:p>
      <text:p text:style-name="P8"><text:span text:style-name="T9">'</text:span><text:span text:style-name="T34">django.contrib.contenttypes</text:span><text:span text:style-name="T9">',</text:span></text:p>
      <text:p text:style-name="P8"><text:span text:style-name="T9">'</text:span><text:span text:style-name="T34">django.contrib.sessions</text:span><text:span text:style-name="T9">',</text:span></text:p>
      <text:p text:style-name="P8"><text:span text:style-name="T9">'</text:span><text:span text:style-name="T34">django.contrib.messages</text:span><text:span text:style-name="T9">',</text:span></text:p>
      <text:p text:style-name="P8"><text:span text:style-name="T9">'</text:span><text:span text:style-name="T34">django.contrib.staticfiles</text:span><text:span text:style-name="T9">',</text:span></text:p>
      <text:p text:style-name="P30"><text:span text:style-name="T23"/></text:p>
      <text:p text:style-name="P30"><text:span text:style-name="T23">]</text:span></text:p>
      <text:p text:style-name="P30"><text:span text:style-name="T23"/></text:p>
      <text:p text:style-name="P28">A list of strings designating all applications that are enabled in this Django installation. Each string should be a dotted Python path to:</text:p>
      <text:list xml:id="list569606626" text:style-name="L2">
        <text:list-item>
          <text:p text:style-name="P36">an application configuration class (preferred), or</text:p>
        </text:list-item>
        <text:list-item>
          <text:p text:style-name="P36">a package containing an application.</text:p>
        </text:list-item>
      </text:list>
      <text:p text:style-name="Text_20_body"/>
      <text:p text:style-name="Text_20_body"><text:line-break/><text:span text:style-name="T27">MIDDLEWARE</text:span></text:p>
      <text:p text:style-name="P27"><text:span text:style-name="T28">is a bunch of built in security features to Django that happens in between going to the page and a page responding to you (Request / Response cycle)</text:span></text:p>
      <text:p text:style-name="P27"><text:span text:style-name="T28"/></text:p>
      <text:p text:style-name="P25"><text:span text:style-name="T33"/></text:p>
      <text:p text:style-name="P25"><text:span text:style-name="T33">ROOT_URLCONF </text:span><text:span text:style-name="T5">= </text:span><text:span text:style-name="T12">'</text:span><text:span text:style-name="T35">dj_bootcamp.urls</text:span><text:span text:style-name="T12">'</text:span></text:p>
      <text:p text:style-name="P20"><text:span text:style-name="T19">Declaration for where our urls will lives (in the default configuration of Django it will be</text:span> urls.py <text:span text:style-name="T19">file )</text:span></text:p>
      <text:p text:style-name="P20"><text:soft-page-break/></text:p>
      <text:p text:style-name="P21"/>
      <text:p text:style-name="P21">TEMPLATES</text:p>
      <text:p text:style-name="P16">A list containing the settings for all template engines to be used with Django. Each item of the list is a dictionary containing the options for an individual engine.</text:p>
      <text:p text:style-name="P16"/>
      <text:p text:style-name="P22">DATABASES</text:p>
      <text:p text:style-name="P17">contain the database configuration <text:s/><text:span text:style-name="T36">(You can change your data base etc etc )</text:span></text:p>
      <text:p text:style-name="P17"/>
      <text:p text:style-name="P23">AUTH_PASSWORD_VALIDATORS</text:p>
      <text:p text:style-name="P18">Password validators to make sure tha<text:span text:style-name="T37">t</text:span> your password is very good</text:p>
      <text:p text:style-name="P18"/>
      <text:p text:style-name="P24">STATIC_URL</text:p>
      <text:p text:style-name="P19">this how we run images <text:span text:style-name="T37">CSS</text:span> and <text:span text:style-name="T37">J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819in" fo:margin-right="0.80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9:54:42.522114824</meta:creation-date>
    <dc:date>2020-12-22T20:44:27.468019926</dc:date>
    <meta:editing-duration>PT49M33S</meta:editing-duration>
    <meta:editing-cycles>26</meta:editing-cycles>
    <meta:generator>LibreOffice/6.4.6.2$Linux_X86_64 LibreOffice_project/40$Build-2</meta:generator>
    <meta:document-statistic meta:table-count="0" meta:image-count="0" meta:object-count="0" meta:page-count="3" meta:paragraph-count="53" meta:word-count="491" meta:character-count="3194" meta:non-whitespace-character-count="2746"/>
  </office:meta>
</office:document-meta>
</file>